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Times New Roman" officeooo:rsid="00023046" officeooo:paragraph-rsid="00023046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Times New Roman" style:text-underline-style="none" officeooo:rsid="00023046" officeooo:paragraph-rsid="00023046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4f59e5" officeooo:paragraph-rsid="00023046"/>
    </style:style>
    <style:style style:name="P4" style:family="paragraph" style:parent-style-name="Text_20_body" style:list-style-name="L1">
      <style:paragraph-properties fo:text-align="justify" style:justify-single-word="false"/>
      <style:text-properties fo:color="#000000" loext:opacity="100%" style:font-name="Times New Roman" fo:font-size="12pt" fo:language="es" fo:country="ES" fo:font-style="normal" fo:font-weight="normal" officeooo:rsid="004f59e5" officeooo:paragraph-rsid="00023046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fo:color="#000000" loext:opacity="100%" style:font-name="Times New Roman" fo:font-size="12pt" fo:language="es" fo:country="ES" fo:font-style="normal" fo:font-weight="normal" officeooo:rsid="005127d3" officeooo:paragraph-rsid="00023046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color="#000000" loext:opacity="100%" style:font-name="Times New Roman" fo:font-size="12pt" fo:language="es" fo:country="ES" fo:font-style="normal" fo:font-weight="normal" officeooo:rsid="00023046" officeooo:paragraph-rsid="00023046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23046"/>
    </style:style>
    <style:style style:name="T1" style:family="text">
      <style:text-properties fo:color="#000000" loext:opacity="100%" fo:font-size="12pt" fo:language="es" fo:country="E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" style:family="text">
      <style:text-properties fo:color="#000000" loext:opacity="100%" fo:font-size="12pt" fo:language="es" fo:country="ES" fo:font-style="normal" fo:font-weight="normal" officeooo:rsid="00399705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3" style:family="text">
      <style:text-properties fo:color="#000000" loext:opacity="100%" style:font-name="Times New Roman" fo:font-size="12pt" fo:language="es" fo:country="ES" fo:font-style="normal" fo:font-weight="normal" officeooo:rsid="005127d3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language="es" fo:country="ES" fo:font-style="normal" fo:font-weight="normal" officeooo:rsid="00521fb5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5" style:family="text">
      <style:text-properties fo:color="#000000" loext:opacity="100%" style:font-name="Times New Roman" fo:font-size="12pt" fo:language="es" fo:country="ES" fo:font-style="normal" fo:font-weight="normal" officeooo:rsid="00023046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6" style:family="text">
      <style:text-properties officeooo:rsid="000230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bookmark-start text:name="__RefHeading___Toc8142_3508628440 Copy 1 Copy 1"/>Autoevaluación de la asignatura:<text:bookmark-end text:name="__RefHeading___Toc8142_3508628440 Copy 1 Copy 1"/></text:h>
      <text:p text:style-name="P3"><text:bookmark-start text:name="__RefHeading___Toc8142_3508628440 Copy 2"/><text:span text:style-name="T2">C</text:span><text:span text:style-name="T1">reemos que nuestra evaluación debería ser de un notable alto (8):</text:span><text:bookmark-end text:name="__RefHeading___Toc8142_3508628440 Copy 2"/></text:p>
      <text:list xml:id="list1327818105" text:style-name="L1">
        <text:list-item>
          <text:p text:style-name="P4">puntos fuertes: </text:p>
          <text:list>
            <text:list-item>
              <text:p text:style-name="P6">Trabajo ajustado a los requisitos marcados.</text:p>
            </text:list-item>
            <text:list-item>
              <text:p text:style-name="P6">Diseño-Mockups: Hemos desarrollado ambas webs en base a un diseño generado previamente. Mejorando en ambos casos el diseño inical.</text:p>
            </text:list-item>
            <text:list-item>
              <text:p text:style-name="P4"><text:span text:style-name="T6">Planificación-O</text:span>rganización: cada semana hemos llevado tareas realizadas bajo la calendarización del proyecto.</text:p>
            </text:list-item>
            <text:list-item>
              <text:p text:style-name="P7"><text:span text:style-name="T5">Rápida adaptación de cambios: Se han hecho todos los cambios solicitados con tal de mejorar el resultado de la página.</text:span></text:p>
            </text:list-item>
            <text:list-item>
              <text:p text:style-name="P5">Simplicidad de código: <text:span text:style-name="T6">Creemos que el código de la página se encuentra bien estructurado, lo que ayuda a</text:span> que el proyecto ten<text:span text:style-name="T6">g</text:span>a un fácil mantenimiento y una sencilla escalabilidad.</text:p>
            </text:list-item>
            <text:list-item>
              <text:p text:style-name="P7"><text:span text:style-name="T3">Trabajo en equipo: </text:span><text:span text:style-name="T4">trabajo realizado con un fácil entendimiento entre los compañeros y con una forma sencilla de llegar a acuerdos, haciendo uso de las herramientas colaborativas </text:span><text:span text:style-name="T5">(uso tanto de de Git como de <text:s/>Trello)</text:span><text:span text:style-name="T4">.</text:span></text:p>
            </text:list-item>
          </text:list>
        </text:list-item>
        <text:list-item>
          <text:p text:style-name="P4">puntos débiles:</text:p>
          <text:list>
            <text:list-item>
              <text:p text:style-name="P2"><text:span text:style-name="T1">Dificultad a la hora de valorar el tiempo que nos iba a llevar desarrollar cada una de las partes de la página</text:span></text:p>
            </text:list-item>
            <text:list-item>
              <text:p text:style-name="P2"><text:span text:style-name="T1">Poca fluidez en el desarrollo del trabajo en equipo, sobre todo en la segunda parte de la asignatura por falta de comunicació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3:06:42.218000000</meta:creation-date>
    <dc:date>2024-02-08T13:47:14.802000000</dc:date>
    <meta:editing-duration>PT40M32S</meta:editing-duration>
    <meta:editing-cycles>1</meta:editing-cycles>
    <meta:document-statistic meta:table-count="0" meta:image-count="0" meta:object-count="0" meta:page-count="1" meta:paragraph-count="12" meta:word-count="194" meta:character-count="1172" meta:non-whitespace-character-count="998"/>
    <meta:generator>LibreOffice/7.5.2.2$Windows_X86_64 LibreOffice_project/53bb9681a964705cf672590721dbc85eb4d0c3a2</meta:generator>
  </office:meta>
</office:document-meta>
</file>